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cccc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fill-color="#ff663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text-outline="true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4.605cm" svg:height="10.16cm" svg:x="3.54cm" svg:y="2.90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1">Git:Blit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335cm" svg:height="1.27cm" svg:x="4.175cm" svg:y="8.855cm">
          <text:p text:style-name="P1">Jet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4cm" svg:height="1.27cm" svg:x="14.97cm" svg:y="5.445cm">
          <text:p text:style-name="P1">JG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.16cm" svg:height="1.27cm" svg:x="4.175cm" svg:y="5.445cm">
          <text:p text:style-name="P1">Wick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1.27cm" svg:x="4.175cm" svg:y="7.15cm">
          <text:p text:style-name="P1"><text:span text:style-name="T2">MarkdownPap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68cm" svg:height="1.27cm" svg:x="12.83cm" svg:y="7.15cm">
          <text:p text:style-name="P1"><text:span text:style-name="T2">google-code-prettif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1.27cm" svg:x="8.52cm" svg:y="7.15cm">
          <text:p text:style-name="P1"><text:span text:style-name="T2">WicketStuff</text:span></text:p>
          <text:p text:style-name="P1"><text:span text:style-name="T2">GoogleCha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335cm" svg:height="1.27cm" svg:x="4.175cm" svg:y="3.74cm">
          <text:p text:style-name="P1">Git:Blit Weba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335cm" svg:height="1.27cm" svg:x="4.175cm" svg:y="10.525cm">
          <text:p text:style-name="P1">JComman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5.08cm" svg:height="2.24cm" svg:x="3.54cm" svg:y="13.6cm">
          <text:p text:style-name="P1">gitblit.propertie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xml:id="id3" draw:id="id3" draw:layer="layout" svg:width="5.08cm" svg:height="2.24cm" svg:x="13.065cm" svg:y="13.6cm">
          <text:p text:style-name="P1">users.propertie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1" draw:layer="layout" svg:x1="10.842cm" svg:y1="13.065cm" svg:x2="8.62cm" svg:y2="14.72cm" draw:start-shape="id1" draw:start-glue-point="2" draw:end-shape="id2" svg:d="m10842 13065v1655h-2222">
          <text:p/>
        </draw:connector>
        <draw:connector draw:style-name="gr4" draw:text-style-name="P1" draw:layer="layout" svg:x1="10.842cm" svg:y1="13.065cm" svg:x2="13.065cm" svg:y2="14.72cm" draw:start-shape="id1" draw:start-glue-point="2" draw:end-shape="id3" draw:end-glue-point="6" svg:d="m10842 13065v1655h2223">
          <text:p/>
        </draw:connector>
        <draw:custom-shape draw:style-name="gr5" draw:text-style-name="P1" xml:id="id5" draw:id="id5" draw:layer="layout" svg:width="4.445cm" svg:height="1.905cm" svg:x="3.54cm" svg:y="18.78cm">
          <text:p text:style-name="P1">Repositor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" xml:id="id4" draw:id="id4" draw:layer="layout" svg:width="1.27cm" svg:height="1.27cm" svg:x="10.225cm" svg:y="16.14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4" draw:text-style-name="P1" draw:layer="layout" svg:x1="10.842cm" svg:y1="13.065cm" svg:x2="10.86cm" svg:y2="16.14cm" draw:start-shape="id1" draw:start-glue-point="2" draw:end-shape="id4" draw:end-glue-point="4" svg:d="m10842 13065v1538h18v1537">
          <text:p/>
        </draw:connector>
        <draw:custom-shape draw:style-name="gr5" draw:text-style-name="P1" xml:id="id6" draw:id="id6" draw:layer="layout" svg:width="4.445cm" svg:height="1.905cm" svg:x="8.62cm" svg:y="18.78cm">
          <text:p text:style-name="P1">Repositor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1" xml:id="id7" draw:id="id7" draw:layer="layout" svg:width="4.445cm" svg:height="1.905cm" svg:x="13.7cm" svg:y="18.78cm">
          <text:p text:style-name="P1">Repositor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1" draw:layer="layout" svg:x1="10.225cm" svg:y1="16.775cm" svg:x2="5.763cm" svg:y2="18.78cm" draw:start-shape="id4" draw:start-glue-point="6" draw:end-shape="id5" draw:end-glue-point="5" svg:d="m10225 16775h-4462v2005">
          <text:p/>
        </draw:connector>
        <draw:connector draw:style-name="gr4" draw:text-style-name="P1" draw:layer="layout" svg:x1="10.86cm" svg:y1="17.41cm" svg:x2="10.843cm" svg:y2="18.78cm" draw:start-shape="id4" draw:start-glue-point="8" draw:end-shape="id6" draw:end-glue-point="5" svg:d="m10860 17410v685h-17v685">
          <text:p/>
        </draw:connector>
        <draw:connector draw:style-name="gr4" draw:text-style-name="P1" draw:layer="layout" svg:x1="11.495cm" svg:y1="16.775cm" svg:x2="15.923cm" svg:y2="18.78cm" draw:start-shape="id4" draw:start-glue-point="10" draw:end-shape="id7" draw:end-glue-point="5" svg:d="m11495 16775h4428v20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ames Moger</meta:initial-creator>
    <meta:creation-date>2011-04-22T08:41:44.73</meta:creation-date>
    <dc:date>2011-05-18T08:16:22.83</dc:date>
    <dc:creator>James Moger</dc:creator>
    <meta:editing-duration>PT49M26S</meta:editing-duration>
    <meta:editing-cycles>3</meta:editing-cycles>
    <meta:generator>LibreOffice/3.3$Win32 LibreOffice_project/330m19$Build-8</meta:generator>
    <meta:document-statistic meta:object-count="21"/>
  </office:meta>
</office:document-meta>
</file>